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319in" style:contextual-spacing="false" fo:text-align="center" style:justify-single-word="false"/>
      <style:text-properties officeooo:paragraph-rsid="00195907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95907"/>
    </style:style>
    <style:style style:name="P3" style:family="paragraph" style:parent-style-name="Standard">
      <style:paragraph-properties fo:margin-top="0in" fo:margin-bottom="0.0319in" style:contextual-spacing="false" fo:text-align="start" style:justify-single-word="false"/>
      <style:text-properties officeooo:paragraph-rsid="00195907"/>
    </style:style>
    <style:style style:name="P4" style:family="paragraph" style:parent-style-name="Standard">
      <style:paragraph-properties fo:margin-top="0in" fo:margin-bottom="0.0319in" style:contextual-spacing="false" fo:text-align="start" style:justify-single-word="false"/>
      <style:text-properties fo:color="#0f4761" loext:opacity="100%" style:font-name="Calibri" fo:font-size="11pt" fo:font-weight="bold" officeooo:rsid="00195907" officeooo:paragraph-rsid="00195907" style:font-name-asian="F" style:font-size-asian="11pt" style:font-weight-asian="bold" style:font-name-complex="F" style:font-size-complex="11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6" style:family="paragraph" style:parent-style-name="Standard">
      <style:paragraph-properties fo:margin-top="0in" fo:margin-bottom="0.0319in" style:contextual-spacing="false" fo:text-align="start" style:justify-single-word="false"/>
      <style:text-properties fo:color="#0f4761" loext:opacity="100%" style:font-name="Calibri" fo:font-size="11pt" fo:font-weight="bold" officeooo:paragraph-rsid="00195907" style:font-size-asian="11pt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Calibri" fo:font-size="11pt" fo:letter-spacing="normal" fo:font-style="normal" fo:font-weight="bold" style:font-size-asian="11pt" style:font-size-complex="11pt"/>
    </style:style>
    <style:style style:name="P9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size="11pt" style:font-size-asian="11pt" style:font-size-complex="11pt"/>
    </style:style>
    <style:style style:name="P10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d1c1d" loext:opacity="100%" style:font-name="Calibri" fo:font-size="11pt" fo:letter-spacing="normal" fo:font-style="normal" fo:font-weight="normal" officeooo:paragraph-rsid="001966ab" style:font-size-asian="11pt" style:font-size-complex="11pt"/>
    </style:style>
    <style:style style:name="P11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size="11pt" officeooo:paragraph-rsid="001966ab" style:font-size-asian="11pt" style:font-size-complex="11pt"/>
    </style:style>
    <style:style style:name="P12" style:family="paragraph" style:parent-style-name="Standard">
      <style:text-properties style:font-name="Calibri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f4761" loext:opacity="100%" style:font-name="Calibri" fo:font-size="12pt" fo:font-weight="bold" style:font-name-asian="F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0f4761" loext:opacity="100%" style:font-name="Calibri" fo:font-size="12pt" fo:font-weight="bold" officeooo:rsid="00195907" style:font-name-asian="F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font-size="11pt" style:font-size-asian="11pt" style:font-weight-asian="normal" style:font-size-complex="11pt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fo:font-size="11pt" style:font-size-asian="11pt" style:font-weight-asian="normal" style:font-size-complex="11pt" style:font-weight-complex="normal"/>
    </style:style>
    <style:style style:name="T7" style:family="text">
      <style:text-properties officeooo:rsid="00195907" style:font-name-asian="F" style:font-weight-asian="bold" style:font-name-complex="F" style:font-weight-complex="bold"/>
    </style:style>
    <style:style style:name="T8" style:family="text">
      <style:text-properties officeooo:rsid="001966ab"/>
    </style:style>
    <style:style style:name="T9" style:family="text">
      <style:text-properties fo:font-variant="normal" fo:text-transform="none" fo:color="#1d1c1d" loext:opacity="100%" style:font-name="Calibri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A</text:span><text:span text:style-name="T3">my</text:span><text:span text:style-name="T2"> P</text:span><text:span text:style-name="T3">arrish</text:span><text:span text:style-name="T2"> | </text:span><text:span text:style-name="T3">Technical Skills</text:span></text:p>
      <text:p text:style-name="P2"><text:span text:style-name="T4">Denver, CO | 720.681.3609 |</text:span><text:span text:style-name="T5"> </text:span><text:a xlink:type="simple" xlink:href="mailto:aparrish.tech@gmail.com" text:style-name="Internet_20_link" text:visited-style-name="Visited_20_Internet_20_Link"><text:span text:style-name="Internet_20_link"><text:span text:style-name="T6">Email</text:span></text:span></text:a><text:span text:style-name="T6"> | </text:span><text:a xlink:type="simple" xlink:href="https://www.linkedin.com/in/a-parrish" text:style-name="Internet_20_link" text:visited-style-name="Visited_20_Internet_20_Link"><text:span text:style-name="Internet_20_link"><text:span text:style-name="T6">LinkedIn</text:span></text:span></text:a></text:p>
      <text:p text:style-name="P3" loext:marker-style-name="T1"/>
      <text:p text:style-name="P4" loext:marker-style-name="T1">Hardware Installation, Configuration, and Troubleshooting</text:p>
      <text:list text:style-name="L1">
        <text:list-item>
          <text:p text:style-name="P5">Expertise in deploying and configuring desktops, laptops, and mobile devices.</text:p>
        </text:list-item>
        <text:list-item>
          <text:p text:style-name="P5">Skilled in performing hardware upgrades and replacements, including RAM, storage, and CPU installations. </text:p>
        </text:list-item>
        <text:list-item>
          <text:p text:style-name="P5">Proficient in diagnosing and resolving hardware issues, such as power failures, boot errors, and overheating, to ensure system stability.</text:p>
        </text:list-item>
        <text:list-item>
          <text:p text:style-name="P5">Extensive experience in setting up and troubleshooting peripheral devices, including printers, scanners, and monitors. </text:p>
        </text:list-item>
        <text:list-item>
          <text:p text:style-name="P5">In-depth knowledge of device interfaces (USB, HDMI, DisplayPort) and their integration within systems. </text:p>
        </text:list-item>
      </text:list>
      <text:p text:style-name="P6" loext:marker-style-name="T1"><text:span text:style-name="T7"/></text:p>
      <text:p text:style-name="P6" loext:marker-style-name="T1"><text:span text:style-name="T7">Networking and Connectivity</text:span></text:p>
      <text:list text:continue-numbering="true" text:style-name="L1">
        <text:list-item>
          <text:p text:style-name="P5">Advanced proficiency in configuring, managing, and optimizing both wired and wireless networks. </text:p>
        </text:list-item>
        <text:list-item>
          <text:p text:style-name="P5">Solid understanding of networking protocols including TCP/IP, DNS, DHCP, and FTP, ensuring seamless network performance. </text:p>
        </text:list-item>
        <text:list-item>
          <text:p text:style-name="P5">Experienced in diagnosing and troubleshooting network connectivity issues using tools such as ping, traceroute, and IP configuration utilities. </text:p>
        </text:list-item>
        <text:list-item>
          <text:p text:style-name="P5">Expertise in configuring SOHO routers and switches for peak performance and security. </text:p>
        </text:list-item>
        <text:list-item>
          <text:p text:style-name="P5">Strong command of IPv4, IPv6, and subnetting principles, enabling efficient network management.</text:p>
        </text:list-item>
        <text:list-item>
          <text:p text:style-name="P5">Competent in configuring, troubleshooting, and maintaining VPN connections for secure remote access. </text:p>
        </text:list-item>
      </text:list>
      <text:p text:style-name="P6" loext:marker-style-name="T1"><text:span text:style-name="T7"/></text:p>
      <text:p text:style-name="P6" loext:marker-style-name="T1"><text:span text:style-name="T7">Operating Systems</text:span></text:p>
      <text:list text:continue-numbering="true" text:style-name="L1">
        <text:list-item>
          <text:p text:style-name="P5">Extensive experience in installing, configuring, and managing a variety of operating systems, including Windows, Linux, macOS, and mobile platforms. </text:p>
        </text:list-item>
        <text:list-item>
          <text:p text:style-name="P5">Proficient in utilizing system utilities, such as Windows Command Prompt and PowerShell, to streamline system administration tasks. </text:p>
        </text:list-item>
        <text:list-item>
          <text:p text:style-name="P5">Skilled in managing user accounts, permissions, and group policies across multiple operating systems. </text:p>
        </text:list-item>
        <text:list-item>
          <text:p text:style-name="P5">Expertise in diagnosing and resolving boot process issues and startup errors to ensure system uptime. </text:p>
        </text:list-item>
      </text:list>
      <text:p text:style-name="P7"/>
      <text:p text:style-name="P4" loext:marker-style-name="T1">ServiceNow Ticketing System</text:p>
      <text:list text:continue-numbering="true" text:style-name="L1">
        <text:list-item>
          <text:p text:style-name="P5">Proficient in managing incident and problem tickets within the ServiceNow platform.</text:p>
        </text:list-item>
        <text:list-item>
          <text:p text:style-name="P5">Skilled in creating, updating, and resolving incident tickets to minimize user disruption and optimize productivity. </text:p>
        </text:list-item>
        <text:list-item>
          <text:p text:style-name="P5">Experienced in performing root cause analysis and documenting problem tickets to effectively address recurring issues. </text:p>
        </text:list-item>
        <text:list-item>
          <text:p text:style-name="P5">Adept at prioritizing and categorizing incidents and problems based on urgency and impact to business operations. </text:p>
        </text:list-item>
        <text:list-item>
          <text:p text:style-name="P5">Familiar with maintaining an accurate knowledge base by documenting resolutions and system updates.</text:p>
        </text:list-item>
      </text:list>
      <text:p text:style-name="P8"/>
      <text:p text:style-name="P4" loext:marker-style-name="T1"/>
      <text:p text:style-name="P4" loext:marker-style-name="T1"/>
      <text:p text:style-name="P4" loext:marker-style-name="T1"><text:soft-page-break/>Virtualization and Cloud Computing</text:p>
      <text:list text:continue-numbering="true" text:style-name="L1">
        <text:list-item>
          <text:p text:style-name="P5">Knowledgeable in utilizing virtualization platforms, such as VirtualBox, to streamline system deployment and management. </text:p>
        </text:list-item>
        <text:list-item>
          <text:p text:style-name="P5">Strong understanding of cloud computing concepts, including SaaS, PaaS, and IaaS models.</text:p>
        </text:list-item>
        <text:list-item>
          <text:p text:style-name="P5">Proficient in file synchronization across cloud platforms like Google Drive and OneDrive, ensuring seamless access to files across devices. </text:p>
        </text:list-item>
      </text:list>
      <text:p text:style-name="P6" loext:marker-style-name="T1"><text:span text:style-name="T7"/></text:p>
      <text:p text:style-name="P6" loext:marker-style-name="T1"><text:span text:style-name="T7">Mobile Device Support</text:span></text:p>
      <text:list text:continue-numbering="true" text:style-name="L1">
        <text:list-item>
          <text:p text:style-name="P5">Skilled in configuring and troubleshooting Android and iOS devices, <text:span text:style-name="T8">ensuring proper synchronization with enterprise systems and email servers</text:span>.</text:p>
        </text:list-item>
        <text:list-item>
          <text:p text:style-name="P9"><text:span text:style-name="T9">Experienced in resolving mobile connectivity issues related to Wi-Fi, Bluetooth, and cellular networks. </text:span></text:p>
        </text:list-item>
        <text:list-item>
          <text:p text:style-name="P10">Proficient in ensuring mobile security and compliance with corporate policies for mobile device management (MDM). </text:p>
          <text:p text:style-name="P5"/>
        </text:list-item>
      </text:list>
      <text:p text:style-name="P4" loext:marker-style-name="T1">Cybersecurity and System Protection</text:p>
      <text:list text:continue-numbering="true" text:style-name="L1">
        <text:list-item>
          <text:p text:style-name="P11"><text:span text:style-name="T9">Experienced in implementing and maintaining security measures, including firewalls, antivirus, and anti-malware solutions, to safeguard systems. </text:span></text:p>
        </text:list-item>
        <text:list-item>
          <text:p text:style-name="P11"><text:span text:style-name="T9">Proficient in identifying and mitigating malware infections and other cyber threats to ensure system integrity. </text:span></text:p>
        </text:list-item>
        <text:list-item>
          <text:p text:style-name="P5">Knowledgeable in encryption technologies, such as BitLocker, and in configuring VPN solutions to enhance data security. </text:p>
        </text:list-item>
        <text:list-item>
          <text:p text:style-name="P5">Skilled in recognizing and preventing social engineering attacks to protect organizational assets.</text:p>
        </text:list-item>
        <text:list-item>
          <text:p text:style-name="P5">Adept at enforcing strong password policies and account security practices to maintain system protection. </text:p>
        </text:list-item>
      </text:list>
      <text:p text:style-name="P6" loext:marker-style-name="T1"><text:span text:style-name="T7"/></text:p>
      <text:p text:style-name="P6" loext:marker-style-name="T1"><text:span text:style-name="T7">Software Troubleshooting</text:span></text:p>
      <text:list text:continue-numbering="true" text:style-name="L1">
        <text:list-item>
          <text:p text:style-name="P5">Highly skilled in diagnosing and resolving software-related issues, including application crashes and driver conflicts, to maintain system reliability.</text:p>
        </text:list-item>
        <text:list-item>
          <text:p text:style-name="P5">Skilled in addressing operating system errors and troubleshooting blue screen issues.</text:p>
        </text:list-item>
        <text:list-item>
          <text:p text:style-name="P5">Experienced in resolving network application issues, including web browsers and email clients.</text:p>
        </text:list-item>
        <text:list-item>
          <text:p text:style-name="P5">Knowledgeable in using system recovery tools such as restore points and recovery partitions to resolve critical software issues. </text:p>
        </text:list-item>
      </text:list>
      <text:p text:style-name="P6" loext:marker-style-name="T1"><text:span text:style-name="T7"/></text:p>
      <text:p text:style-name="P6" loext:marker-style-name="T1"><text:span text:style-name="T7">Operational and Professional Procedures</text:span></text:p>
      <text:list text:continue-numbering="true" text:style-name="L1">
        <text:list-item>
          <text:p text:style-name="P5">Adheres to industry best practices for documentation and change management.</text:p>
        </text:list-item>
        <text:list-item>
          <text:p text:style-name="P5">Proficient in backup and disaster recovery strategies to minimize data loss and downtime.</text:p>
        </text:list-item>
        <text:list-item>
          <text:p text:style-name="P5">Experienced in following safety and environmental procedures, including ESD handling and hardware disposal.</text:p>
        </text:list-item>
        <text:list-item>
          <text:p text:style-name="P5">Strong customer service and communication skills for effective end-user support.</text:p>
        </text:list-item>
        <text:list-item>
          <text:p text:style-name="P5">Skilled in collaborating with cross-functional teams and escalating unresolved incidents or problems to appropriate stakeholders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09:59:23.176000000</meta:creation-date>
    <dc:date>2025-01-14T11:45:11.297000000</dc:date>
    <meta:editing-duration>PT32M11S</meta:editing-duration>
    <meta:editing-cycles>10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52" meta:word-count="652" meta:character-count="4826" meta:non-whitespace-character-count="4242"/>
  </office:meta>
</office:document-meta>
</file>